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728cm" svg:height="4.511cm" svg:x="4.116cm" svg:y="3.446cm" svg:viewBox="0 0 1729 4512" svg:d="M969 21c51-86 581 112 514 215-256 451-768 1612-764 1913s587 1191 1005 1707c62 116-416 820-527 621-161-369-915-1422-1099-1734-156-255-95-623-27-773 150-332 599-1131 898-1949z">
          <text:p/>
        </draw:path>
        <draw:path draw:style-name="gr2" draw:text-style-name="P1" draw:layer="layout" svg:width="0.835cm" svg:height="0.55cm" draw:transform="skewX (-0.00139626340159556) rotate (-2.15705242253979) translate (5.7910326429421cm 3.3995983539642cm)" svg:viewBox="0 0 836 551" svg:d="M434 549c171-16 339-143 390-251 50-108-64-201-193-254-130-52-268-66-432 3-162 69-262 183-153 322 109 138 217 195 388 180z">
          <text:p/>
        </draw:path>
        <draw:path draw:style-name="gr2" draw:text-style-name="P1" draw:layer="layout" svg:width="0.835cm" svg:height="0.55cm" draw:transform="skewX (-0.0013962634015955) rotate (-2.15705242253979) translate (6.0230326429421cm 7.414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29:28.704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